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DejaVu Sans Mono" svg:font-family="DejaVu Sans Mono"/>
    <style:font-face style:name="Times New Roman" svg:font-family="Times New Roman"/>
  </office:font-face-decls>
  <office:automatic-styles>
    <style:style style:name="P1" style:parent-style-name="Standard" style:family="paragraph" style:master-page-name="Standard">
      <style:paragraph-properties style:page-number="1"/>
      <style:text-properties fo:font-weight="bold"/>
    </style:style>
    <style:style style:name="P2" style:parent-style-name="Standard" style:family="paragraph">
      <style:paragraph-properties/>
      <style:text-properties fo:font-weight="bold"/>
    </style:style>
    <style:style style:name="P3" style:parent-style-name="Preformatted_20_Text" style:family="paragraph">
      <style:paragraph-properties fo:margin-bottom="14.1449063942pt"/>
      <style:text-properties/>
    </style:style>
    <text:list-style style:name="L1">
      <text:list-level-style-number text:level="1" text:display-levels="1" style:num-format="1" style:num-prefix="" style:num-suffix=")">
        <style:list-level-properties fo:text-align="start"/>
      </text:list-level-style-number>
    </text:list-style>
  </office:automatic-styles>
  <office:body>
    <office:text>
      <text:p text:style-name="P1"/>
      <text:p text:style-name="P2">Interviewer : Sesha sir <text:s text:c="3"/>, 2nd round interview</text:p>
      <text:p text:style-name="Standard"/>
      <text:p text:style-name="Standard">1) <text:s/>struct a {<text:s/></text:p>
      <text:p text:style-name="Standard"><text:s text:c="2"/><text:tab/>int a;<text:s/></text:p>
      <text:p text:style-name="Standard"><text:tab/>char b;<text:s/></text:p>
      <text:p text:style-name="Standard"><text:tab/>float f;<text:s/></text:p>
      <text:p text:style-name="Standard"><text:tab/>int (*p)();<text:s/></text:p>
      <text:p text:style-name="Standard">};<text:s/></text:p>
      <text:p text:style-name="Standard">If above structure is declared then how you will use function pointer in that structure???</text:p>
      <text:p text:style-name="Standard"/>
      <text:p text:style-name="Standard">ANS:</text:p>
      <text:p text:style-name="Standard">#include &lt;stdio.h&gt;<text:s/></text:p>
      <text:p text:style-name="Standard">void func()<text:s/></text:p>
      <text:p text:style-name="Standard">{<text:s/></text:p>
      <text:p text:style-name="Standard"><text:tab/>printf("herllo\n");<text:s/></text:p>
      <text:p text:style-name="Standard">}<text:s/></text:p>
      <text:p text:style-name="Standard">struct a {<text:s/></text:p>
      <text:p text:style-name="Standard"><text:tab/>int a;<text:s/></text:p>
      <text:p text:style-name="Standard"><text:tab/>char b;<text:s/></text:p>
      <text:p text:style-name="Standard"><text:tab/>float f;<text:s/></text:p>
      <text:p text:style-name="Standard"><text:tab/>int (*p)();<text:s/></text:p>
      <text:p text:style-name="Standard">};<text:s/></text:p>
      <text:p text:style-name="Standard"/>
      <text:p text:style-name="Standard">int main()<text:s/></text:p>
      <text:p text:style-name="Standard">{<text:s/></text:p>
      <text:p text:style-name="Standard"><text:tab/>struct a v;<text:s/></text:p>
      <text:p text:style-name="Standard"><text:tab/>v.p = func;<text:s/></text:p>
      <text:p text:style-name="Standard"/>
      <text:p text:style-name="Standard"><text:tab/>v.p();<text:s/></text:p>
      <text:p text:style-name="Standard"/>
      <text:p text:style-name="Standard">}</text:p>
      <text:p text:style-name="Standard"/>
      <text:p text:style-name="Standard">2) What will happen if<text:s/></text:p>
      <text:p text:style-name="Standard">#include &lt;stdio.h&gt;<text:s/></text:p>
      <text:p text:style-name="Standard">int main()<text:s/></text:p>
      <text:p text:style-name="Standard">{<text:s/></text:p>
      <text:p text:style-name="Standard"><text:tab/>printf("herllod\n");<text:s/></text:p>
      <text:p text:style-name="Standard">#include &lt;stdio.h&gt;<text:s/></text:p>
      <text:p text:style-name="Standard"><text:tab/>printf("herllod\n");<text:s/></text:p>
      <text:p text:style-name="Standard">}</text:p>
      <text:p text:style-name="Standard"/>
      <text:p text:style-name="Standard">and what will happen <text:s/>if<text:s/></text:p>
      <text:p text:style-name="Standard"/>
      <text:p text:style-name="Standard">int main()<text:s/></text:p>
      <text:p text:style-name="Standard">{<text:s/></text:p>
      <text:p text:style-name="Standard"><text:tab/>printf("herllod\n");<text:s/></text:p>
      <text:p text:style-name="Standard"><text:s text:c="12"/>#include &lt;stdio.h&gt;<text:s/></text:p>
      <text:p text:style-name="Standard"><text:tab/>printf("herllod\n");<text:s/></text:p>
      <text:p text:style-name="Standard">}</text:p>
      <text:p text:style-name="Standard"/>
      <text:p text:style-name="Standard"/>
      <text:p text:style-name="Standard"/>
      <text:p text:style-name="Standard"/>
      <text:p text:style-name="Standard">3) Analyze the O/p???</text:p>
      <text:p text:style-name="Standard">#include<text:tab/>&lt;stdio.h&gt;<text:s/></text:p>
      <text:p text:style-name="Standard"/>
      <text:p text:style-name="Standard">int ptr(void);<text:s/></text:p>
      <text:p text:style-name="Standard">int main()<text:s/></text:p>
      <text:p text:style-name="Standard">{<text:s/></text:p>
      <text:p text:style-name="Standard"><text:tab/>int *p = ptr();<text:s/></text:p>
      <text:p text:style-name="Standard"><text:tab/>printf("%d\n", *p);<text:s/></text:p>
      <text:p text:style-name="Standard">}<text:s/></text:p>
      <text:p text:style-name="Standard"/>
      <text:p text:style-name="Standard">int ptr()<text:s/></text:p>
      <text:p text:style-name="Standard">{<text:s/></text:p>
      <text:p text:style-name="Standard"><text:tab/>int i = 10;<text:s/></text:p>
      <text:p text:style-name="Standard"><text:tab/>return &amp;i;<text:s/></text:p>
      <text:p text:style-name="Standard">}</text:p>
      <text:p text:style-name="Standard"/>
      <text:p text:style-name="Standard"/>
      <text:numbered-paragraph text:level="1" text:start-value="4" text:style-name="L1">
        <text:number>4)</text:number>
        <text:p text:style-name="Standard">If i have two functions than how to print the local variable of one function in the other function without calling it ????</text:p>
      </text:numbered-paragraph>
      <text:p text:style-name="Standard"/>
      <text:p text:style-name="Standard">5)static int a = 300;<text:s/></text:p>
      <text:p text:style-name="Standard">static int b = 10;<text:s/></text:p>
      <text:p text:style-name="Standard">void func(void);<text:s/></text:p>
      <text:p text:style-name="Standard"/>
      <text:p text:style-name="Standard">int main()<text:s/></text:p>
      <text:p text:style-name="Standard">{<text:s/></text:p>
      <text:p text:style-name="Standard"><text:tab/>func();<text:s/></text:p>
      <text:p text:style-name="Standard">}<text:s/></text:p>
      <text:p text:style-name="Standard"/>
      <text:p text:style-name="Standard">void func()<text:s/></text:p>
      <text:p text:style-name="Standard">{<text:s/></text:p>
      <text:p text:style-name="Standard"><text:tab/>static int a = 10;<text:s/></text:p>
      <text:p text:style-name="Standard"><text:tab/>static int b = 10;<text:s/></text:p>
      <text:p text:style-name="Standard"/>
      <text:p text:style-name="Standard"><text:tab/>// use Global variables here</text:p>
      <text:p text:style-name="Standard"><text:tab/>return ;<text:s/></text:p>
      <text:p text:style-name="Standard">}</text:p>
      <text:p text:style-name="Standard">In above program use global variables in func() ????? and tell how compiler will resolve which is global and which is local ???</text:p>
      <text:p text:style-name="Standard"/>
      <text:p text:style-name="Standard"/>
      <text:p text:style-name="Standard">6)struct a {<text:s/></text:p>
      <text:p text:style-name="Standard"><text:s text:c="2"/><text:tab/>int a;<text:s/></text:p>
      <text:p text:style-name="Standard"><text:tab/>char b;<text:s/></text:p>
      <text:p text:style-name="Standard"><text:tab/>float f;<text:s/></text:p>
      <text:p text:style-name="Standard"><text:tab/>int (*p)();<text:s/></text:p>
      <text:p text:style-name="Standard">};<text:s text:c="2"/></text:p>
      <text:p text:style-name="Standard">Draw memory layout for this structure and tell how to find out in case of character which bytes are padded(location)???</text:p>
      <text:p text:style-name="Standard"/>
      <text:p text:style-name="Standard"/>
      <text:p text:style-name="Standard"/>
      <text:numbered-paragraph text:level="1" text:start-value="7" text:style-name="L1">
        <text:number>7)</text:number>
        <text:p text:style-name="Standard">Tell all the data structure used in file management and process management????</text:p>
      </text:numbered-paragraph>
      <text:p text:style-name="Standard"/>
      <text:numbered-paragraph text:level="1" text:start-value="8" text:style-name="L1">
        <text:number>8)</text:number>
        <text:p text:style-name="Standard">Draw file management data structure diagram if i am opening any file???</text:p>
      </text:numbered-paragraph>
      <text:p text:style-name="Standard"/>
      <text:numbered-paragraph text:level="1" text:start-value="9" text:style-name="L1">
        <text:number>9)</text:number>
        <text:p text:style-name="Standard">Draw file management data structure diagram and explain for opening pipe in context of parent and child????</text:p>
      </text:numbered-paragraph>
      <text:p text:style-name="Standard"/>
      <text:numbered-paragraph text:level="1" text:start-value="10" text:style-name="L1">
        <text:number>10)</text:number>
        <text:p text:style-name="Standard">Why byte offset field in incore inode in case of opening pipe ???</text:p>
      </text:numbered-paragraph>
      <text:p text:style-name="Standard"/>
      <text:numbered-paragraph text:level="1" text:start-value="11" text:style-name="L1">
        <text:number>11)</text:number>
        <text:p text:style-name="Standard">Take an example if process p1 is reading 10 bytes from any pipe and at the same time process p2 is writing on the same pipe 20 bytes, then draw the file data structure diagram and explain byte offset in incore inode????</text:p>
      </text:numbered-paragraph>
      <text:p text:style-name="Standard"/>
      <text:numbered-paragraph text:level="1" text:start-value="12" text:style-name="L1">
        <text:number>12)</text:number>
        <text:p text:style-name="Standard">Take above example and draw structure diagram for procaess management???</text:p>
      </text:numbered-paragraph>
      <text:p text:style-name="Standard"/>
      <text:numbered-paragraph text:level="1" text:start-value="13" text:style-name="L1">
        <text:number>13)</text:number>
        <text:p text:style-name="Standard">Merge file management structure and process management strucure diagram and explain which content of process structures will call to file structures???</text:p>
      </text:numbered-paragraph>
      <text:p text:style-name="Standard"/>
      <text:numbered-paragraph text:level="1" text:start-value="14" text:style-name="L1">
        <text:number>14)</text:number>
        <text:p text:style-name="Standard">Tell the data structure used in memory management and how it works???/</text:p>
      </text:numbered-paragraph>
      <text:p text:style-name="Standard"/>
      <text:numbered-paragraph text:level="1" text:start-value="15" text:style-name="L1">
        <text:number>15)</text:number>
        <text:p text:style-name="Standard">Write the flow of connection less and connection oriented system call for socket prog???</text:p>
      </text:numbered-paragraph>
      <text:p text:style-name="Standard"/>
      <text:numbered-paragraph text:level="1" text:start-value="16" text:style-name="L1">
        <text:number>16)</text:number>
        <text:p text:style-name="Standard">Asked the working of each system <text:s/>call used in socket prog???</text:p>
      </text:numbered-paragraph>
      <text:p text:style-name="Standard"/>
      <text:numbered-paragraph text:level="1" text:start-value="17" text:style-name="L1">
        <text:number>17)</text:number>
        <text:p text:style-name="Standard">What do you mean by extern keyword explain ?????</text:p>
      </text:numbered-paragraph>
      <text:p text:style-name="Standard"/>
      <text:numbered-paragraph text:level="1" text:start-value="18" text:style-name="L1">
        <text:number>18)</text:number>
        <text:p text:style-name="Standard">Why we do not use MAC address in bind system call for address binding ???</text:p>
      </text:numbered-paragraph>
      <text:p text:style-name="Standard"/>
      <text:numbered-paragraph text:level="1" text:start-value="19" text:style-name="L1">
        <text:number>19)</text:number>
        <text:p text:style-name="Standard">How many types of file system you know???</text:p>
      </text:numbered-paragraph>
      <text:p text:style-name="Standard"/>
      <text:numbered-paragraph text:level="1" text:start-value="20" text:style-name="L1">
        <text:number>20)</text:number>
        <text:p text:style-name="Standard">What will be the maximum size of any file system ???</text:p>
      </text:numbered-paragraph>
      <text:p text:style-name="Standard"/>
      <text:numbered-paragraph text:level="1" text:start-value="21" text:style-name="L1">
        <text:number>21)</text:number>
        <text:p text:style-name="Standard">Why direct blocks are in disk table why not all are indirect blok ???</text:p>
      </text:numbered-paragraph>
      <text:p text:style-name="Standard"/>
      <text:numbered-paragraph text:level="1" text:start-value="22" text:style-name="L1">
        <text:number>22)</text:number>
        <text:p text:style-name="Standard">If i will do lseek of 2000 bytes then what change will hapen in file system ???</text:p>
      </text:numbered-paragraph>
      <text:p text:style-name="Standard"/>
      <text:numbered-paragraph text:level="1" text:start-value="23" text:style-name="L1">
        <text:number>23)</text:number>
        <text:p text:style-name="Standard">What will be the o/p of follow<?opendocument cursor-position?>ing code???</text:p>
      </text:numbered-paragraph>
      <text:p text:style-name="Standard"/>
      <text:p text:style-name="Standard">File1.c</text:p>
      <text:p text:style-name="P3"><text:s text:c="2"/>int arr[80];</text:p>
      <text:p text:style-name="Text_20_body">File2.c<text:s/></text:p>
      <text:p text:style-name="Preformatted_20_Text"><text:s text:c="2"/>extern int *arr;</text:p>
      <text:p text:style-name="Preformatted_20_Text"><text:s text:c="2"/>int main()</text:p>
      <text:p text:style-name="Preformatted_20_Text"><text:s text:c="2"/>{</text:p>
      <text:p text:style-name="Preformatted_20_Text"><text:s text:c="6"/>arr[1] = 100;</text:p>
      <text:p text:style-name="Preformatted_20_Text"><text:s text:c="6"/>return 0;</text:p>
      <text:p text:style-name="P3"><text:s text:c="2"/>}</text:p>
      <text:p text:style-name="Standard"/>
      <text:p text:style-name="Standard"/>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DejaVu Sans Mono" svg:font-family="DejaVu Sans Mono"/>
    <style:font-face style:name="Times New Roman" svg:font-family="Times New Roman"/>
  </office:font-face-decls>
  <office:styles>
    <style:default-style style:family="paragraph">
      <style:paragraph-properties style:tab-stop-distance="35.4614787558pt"/>
    </style:default-style>
    <style:style style:name="Standard" style:display-name="Standard" style:family="paragraph">
      <style:paragraph-properties fo:background-color="transparent" fo:line-height="100%" fo:margin-bottom="0pt" fo:margin-left="0pt" fo:margin-right="0pt" fo:margin-top="0pt" fo:text-align="start" fo:text-indent="0pt" style:writing-mode="lr-tb">
        <style:tab-stops/>
      </style:paragraph-properties>
      <style:text-properties fo:background-color="transparent" fo:color="#000000" fo:country="IN" fo:font-size="12pt" fo:font-style="normal" fo:font-variant="normal" fo:font-weight="normal" fo:hyphenate="false" fo:language="en" fo:text-shadow="none" fo:text-transform="none" style:font-name="Times New Roman" style:text-line-through-style="none" style:text-line-through-type="none" style:text-position="0%" style:text-underline-color="font-color" style:text-underline-mode="continuous" style:text-underline-style="none" style:text-underline-type="none"/>
    </style:style>
    <style:style style:name="Heading" style:parent-style-name="Standard" style:display-name="Heading" style:family="paragraph" style:next-style-name="Text_20_body">
      <style:paragraph-properties fo:keep-with-next="always" fo:margin-bottom="6.0094592296pt" fo:margin-top="11.9905719534pt"/>
      <style:text-properties fo:font-size="14pt" style:font-name="Arial"/>
    </style:style>
    <style:style style:name="Text_20_body" style:parent-style-name="Standard" style:display-name="Text body" style:family="paragraph">
      <style:paragraph-properties fo:margin-bottom="6.0094592296pt"/>
      <style:text-properties/>
    </style:style>
    <style:style style:name="List" style:parent-style-name="Standard" style:display-name="List" style:family="paragraph">
      <style:paragraph-properties fo:margin-bottom="6.0094592296pt"/>
      <style:text-properties/>
    </style:style>
    <style:style style:name="Caption" style:parent-style-name="Standard" style:display-name="Caption" style:family="paragraph">
      <style:paragraph-properties fo:margin-bottom="6.0094592296pt" fo:margin-top="6.0094592296pt"/>
      <style:text-properties fo:font-style="italic"/>
    </style:style>
    <style:style style:name="Preformatted_20_Text" style:parent-style-name="Standard" style:display-name="Preformatted Text" style:family="paragraph">
      <style:paragraph-properties/>
      <style:text-properties fo:font-size="10pt" style:font-name="DejaVu Sans Mono"/>
    </style:style>
    <text:notes-configuration text:note-class="footnote" style:num-format="1"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56.6930116pt" fo:margin-left="56.6930116pt" fo:margin-right="56.6930116pt" fo:margin-top="56.6930116pt" fo:page-height="841.89122226pt" fo:page-width="595.3049683058pt" style:print-orientation="portrait">
        <style:footnote-sep style:adjustment="left" style:width="0.5102371044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Unknown</meta:initial-creator>
    <meta:editing-cycles>4</meta:editing-cycles>
    <meta:creation-date>2013-10-02T16:39:26</meta:creation-date>
    <dc:date>2014-10-14T08:07:26</dc:date>
  </office:meta>
</office:document-meta>
</file>